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0.446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5" draw:id="id25" draw:layer="layout" svg:width="1cm" svg:height="1cm" svg:x="15.1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cm" svg:height="1cm" svg:x="15.1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cm" svg:height="1cm" svg:x="23.3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cm" svg:height="1.231cm" svg:x="23.3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cm" svg:height="1cm" svg:x="2.9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cm" svg:height="1cm" svg:x="2.9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cm" svg:height="1cm" svg:x="24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cm" svg:height="1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cm" svg:height="1cm" svg:x="21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cm" svg:height="1cm" svg:x="19.5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cm" svg:height="1cm" svg:x="6.7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cm" svg:height="1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cm" svg:height="1.231cm" svg:x="23.3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cm" svg:height="1cm" svg:x="21.1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cm" svg:height="1cm" svg:x="25.3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cm" svg:height="1cm" svg:x="22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cm" svg:height="1cm" svg:x="24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cm" svg:height="1cm" svg:x="9.5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cm" svg:height="1cm" svg:x="13.2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cm" svg:height="1cm" svg:x="18.5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cm" svg:height="1cm" svg:x="26.2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cm" svg:height="1cm" svg:x="26.2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10.1cm" svg:y="1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cm" svg:height="1cm" svg:x="10.1cm" svg:y="1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cm" svg:height="1cm" svg:x="18.8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cm" svg:height="1cm" svg:x="18.8cm" svg:y="1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2.8cm" svg:height="1.081cm" svg:x="14.5cm" svg:y="18.837cm">
          <draw:text-box>
            <text:p>compileGrin :: Grin -&gt; (ByteString,Requires)</text:p>
          </draw:text-box>
        </draw:frame>
        <draw:frame draw:style-name="gr2" draw:layer="layout" svg:width="12.271cm" svg:height="1.081cm" svg:x="8.3cm" svg:y="17.137cm">
          <draw:text-box>
            <text:p>Grin.FromE.compile :: Program -&gt; IO Grin</text:p>
          </draw:text-box>
        </draw:frame>
        <draw:frame draw:style-name="gr3" draw:layer="layout" svg:width="19.9cm" svg:height="1.081cm" svg:x="9.5cm" svg:y="13.6cm">
          <draw:text-box>
            <text:p>Program { progCombinators :: [Comb], progDataTable :: DataTable }</text:p>
          </draw:text-box>
        </draw:frame>
        <draw:frame draw:style-name="gr2" draw:layer="layout" svg:width="14.729cm" svg:height="1.081cm" svg:x="1.071cm" svg:y="11.437cm">
          <draw:text-box>
            <text:p>values. choCombinators :: CollectedHo -&gt; [Comb]</text:p>
          </draw:text-box>
        </draw:frame>
        <draw:frame draw:style-name="gr2" draw:layer="layout" svg:width="12.326cm" svg:height="1.081cm" svg:x="15.974cm" svg:y="11.637cm">
          <draw:text-box>
            <text:p>choDataTable :: CollectedHo -&gt; DataTable</text:p>
          </draw:text-box>
        </draw:frame>
        <draw:frame draw:style-name="gr4" draw:layer="layout" svg:width="26.6cm" svg:height="1.911cm" svg:x="2cm" svg:y="8.5cm">
          <draw:text-box>
            <text:p>compileCompNode processInitialHo processDecls ::</text:p>
            <text:p><text:s text:c="12"/>Map.Map SourceHash (Module,[(Module,SrcLoc)]) -&gt; CompNode -&gt; IO CollectedHo</text:p>
          </draw:text-box>
        </draw:frame>
        <draw:frame draw:style-name="gr2" draw:layer="layout" svg:width="17.385cm" svg:height="1.081cm" svg:x="9.1cm" svg:y="4.2cm">
          <draw:text-box>
            <text:p>processCug :: CompUnitGraph -&gt; HoHash -&gt; IO CompNode</text:p>
          </draw:text-box>
        </draw:frame>
        <draw:frame draw:style-name="gr4" draw:layer="layout" svg:width="27.7cm" svg:height="1.911cm" svg:x="1.1cm" svg:y="1cm">
          <draw:text-box>
            <text:p>loadModules :: Opt -&gt; [FilePath] -&gt; [String] -&gt; SrcLoc -&gt; [Either Module FilePath]</text:p>
            <text:p><text:s text:c="19"/>-&gt; IO (Map.Map SourceHash (Module,[(Module,SrcLoc)]), HoHash, CompUnitGraph)</text:p>
          </draw:text-box>
        </draw:frame>
        <draw:connector draw:style-name="gr5" draw:text-style-name="P1" draw:layer="layout" draw:type="line" svg:x1="19.3cm" svg:y1="18cm" svg:x2="19.3cm" svg:y2="19cm" draw:start-shape="id1" draw:start-glue-point="2" draw:end-shape="id2" draw:end-glue-point="0" svg:d="m19300 18000v1000" svg:viewBox="0 0 1 1001">
          <text:p/>
        </draw:connector>
        <draw:connector draw:style-name="gr5" draw:text-style-name="P1" draw:layer="layout" svg:x1="10.6cm" svg:y1="14.6cm" svg:x2="10.6cm" svg:y2="15.7cm" draw:start-shape="id3" draw:start-glue-point="2" draw:end-shape="id4" draw:end-glue-point="0" svg:d="m10600 14600v1100" svg:viewBox="0 0 1 1101">
          <text:p/>
        </draw:connector>
        <draw:connector draw:style-name="gr5" draw:text-style-name="P1" draw:layer="layout" svg:x1="26.7cm" svg:y1="12.6cm" svg:x2="26.7cm" svg:y2="13.7cm" draw:start-shape="id5" draw:start-glue-point="2" draw:end-shape="id6" draw:end-glue-point="0" svg:d="m26700 12600v1100" svg:viewBox="0 0 1 1101">
          <text:p/>
        </draw:connector>
        <draw:connector draw:style-name="gr5" draw:text-style-name="P1" draw:layer="layout" draw:line-skew="-0.25cm" svg:x1="13.7cm" svg:y1="12.4cm" svg:x2="19cm" svg:y2="13.7cm" draw:start-shape="id7" draw:start-glue-point="2" draw:end-shape="id8" draw:end-glue-point="0" svg:d="m13700 12400v400h5300v900" svg:viewBox="0 0 5301 1301">
          <text:p/>
        </draw:connector>
        <draw:connector draw:style-name="gr5" draw:text-style-name="P1" draw:layer="layout" draw:line-skew="-0.05cm" svg:x1="25.8cm" svg:y1="10.3cm" svg:x2="22.5cm" svg:y2="11.8cm" draw:start-shape="id9" draw:start-glue-point="2" draw:end-shape="id10" draw:end-glue-point="0" svg:d="m25800 10300v700h-3300v800" svg:viewBox="0 0 3301 1501">
          <text:p/>
        </draw:connector>
        <draw:connector draw:style-name="gr5" draw:text-style-name="P1" draw:layer="layout" draw:line-skew="-0.15cm" svg:x1="24.9cm" svg:y1="10.3cm" svg:x2="10cm" svg:y2="11.6cm" draw:start-shape="id11" draw:start-glue-point="2" draw:end-shape="id12" draw:end-glue-point="0" svg:d="m24900 10300v500h-14900v800" svg:viewBox="0 0 14901 1301">
          <text:p/>
        </draw:connector>
        <draw:connector draw:style-name="gr5" draw:text-style-name="P1" draw:layer="layout" draw:line-skew="-1.7cm -2.399cm" svg:x1="7.2cm" svg:y1="2.8cm" svg:x2="4.2cm" svg:y2="9.8cm" draw:start-shape="id13" draw:start-glue-point="2" draw:end-shape="id14" draw:end-glue-point="3" svg:d="m7200 2800v1550h-5900v5450h2900" svg:viewBox="0 0 5901 7001">
          <text:p/>
        </draw:connector>
        <draw:connector draw:style-name="gr5" draw:text-style-name="P1" draw:layer="layout" draw:line-skew="-0.265cm" svg:x1="23.8cm" svg:y1="8.031cm" svg:x2="21.6cm" svg:y2="9.3cm" draw:start-shape="id15" draw:start-glue-point="2" draw:end-shape="id16" draw:end-glue-point="0" svg:d="m23800 8031v369h-2200v900" svg:viewBox="0 0 2201 1270">
          <text:p/>
        </draw:connector>
        <draw:connector draw:style-name="gr5" draw:text-style-name="P1" draw:layer="layout" svg:x1="21.8cm" svg:y1="2.8cm" svg:x2="20cm" svg:y2="4.3cm" draw:start-shape="id17" draw:start-glue-point="2" draw:end-shape="id18" draw:end-glue-point="0" svg:d="m21800 2800v750h-1800v750" svg:viewBox="0 0 1801 1501">
          <text:p/>
        </draw:connector>
        <draw:connector draw:style-name="gr5" draw:text-style-name="P1" draw:layer="layout" draw:line-skew="-0.35cm" svg:x1="25.3cm" svg:y1="2.8cm" svg:x2="16.4cm" svg:y2="4.3cm" draw:start-shape="id19" draw:start-glue-point="2" draw:end-shape="id20" draw:end-glue-point="0" svg:d="m25300 2800v400h-8900v1100" svg:viewBox="0 0 8901 1501">
          <text:p/>
        </draw:connector>
        <draw:frame draw:style-name="gr2" draw:layer="layout" svg:width="19.628cm" svg:height="1.081cm" svg:x="2cm" svg:y="5.637cm">
          <draw:text-box>
            <text:p>processDecls :: CollectedHo -&gt; Ho -&gt; TiData -&gt; IO (CollectedHo,Ho)</text:p>
          </draw:text-box>
        </draw:frame>
        <draw:connector draw:style-name="gr6" draw:text-style-name="P1" draw:layer="layout" draw:type="line" svg:x1="3.4cm" svg:y1="6.7cm" svg:x2="3.4cm" svg:y2="8.7cm" draw:start-shape="id21" draw:start-glue-point="2" draw:end-shape="id22" draw:end-glue-point="0" svg:d="m3400 6700v2000" svg:viewBox="0 0 1 2001">
          <text:p/>
        </draw:connector>
        <draw:frame draw:style-name="gr2" draw:layer="layout" svg:width="13.337cm" svg:height="1.081cm" svg:x="14.9cm" svg:y="6.937cm">
          <draw:text-box>
            <text:p>typeCheckGraph :: Opt -&gt; CompNode -&gt; IO ()</text:p>
          </draw:text-box>
        </draw:frame>
        <draw:connector draw:style-name="gr5" draw:text-style-name="P1" draw:layer="layout" draw:type="line" svg:x1="23.8cm" svg:y1="5.1cm" svg:x2="23.8cm" svg:y2="7.169cm" draw:start-shape="id23" draw:start-glue-point="2" draw:end-shape="id24" draw:end-glue-point="0" svg:d="m23800 5100v2069" svg:viewBox="0 0 1 2070">
          <text:p/>
        </draw:connector>
        <draw:frame draw:style-name="gr2" draw:layer="layout" svg:width="14.269cm" svg:height="1.081cm" svg:x="2.831cm" svg:y="15.537cm">
          <draw:text-box>
            <text:p>compileWholeProgram :: Program -&gt; IO Program</text:p>
          </draw:text-box>
        </draw:frame>
        <draw:connector draw:style-name="gr5" draw:text-style-name="P1" draw:layer="layout" draw:type="line" svg:x1="15.6cm" svg:y1="16.5cm" svg:x2="15.6cm" svg:y2="17.4cm" draw:start-shape="id25" draw:start-glue-point="2" draw:end-shape="id26" draw:end-glue-point="0" svg:d="m15600 165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mic Sans MS'" style:font-style-name="標準" style:font-family-generic="script" style:font-pitch="variable" fo:font-size="17pt" fo:font-style="normal" fo:text-shadow="none" style:text-underline-style="none" fo:font-weight="normal" style:letter-kerning="true" style:font-family-asian="'VL ゴシック'" style:font-family-generic-asian="system" style:font-pitch-asian="variable" style:font-size-asian="17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6-08T02:52:02</dc:date>
    <dc:creator>Okabe Kiwamu</dc:creator>
    <meta:editing-duration>P2DT5H7M15S</meta:editing-duration>
    <meta:editing-cycles>289</meta:editing-cycles>
    <meta:generator>LibreOffice/4.0.3.3$Linux_X86_64 LibreOffice_project/400m0$Build-3</meta:generator>
    <meta:document-statistic meta:object-count="50"/>
  </office:meta>
</office:document-meta>
</file>